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36bf4" officeooo:paragraph-rsid="00036bf4"/>
    </style:style>
    <style:style style:name="P2" style:family="paragraph" style:parent-style-name="Text_20_body">
      <style:text-properties officeooo:rsid="0005141f" officeooo:paragraph-rsid="0005141f"/>
    </style:style>
    <style:style style:name="P3" style:family="paragraph" style:parent-style-name="Text_20_body">
      <style:text-properties officeooo:rsid="00067558" officeooo:paragraph-rsid="00067558"/>
    </style:style>
    <style:style style:name="P4" style:family="paragraph" style:parent-style-name="Text_20_body">
      <style:text-properties officeooo:rsid="0009f7bf" officeooo:paragraph-rsid="0009f7bf"/>
    </style:style>
    <style:style style:name="P5" style:family="paragraph" style:parent-style-name="Text_20_body">
      <style:text-properties officeooo:rsid="000a35a3" officeooo:paragraph-rsid="000a35a3"/>
    </style:style>
    <style:style style:name="P6" style:family="paragraph" style:parent-style-name="Text_20_body">
      <style:text-properties officeooo:rsid="000d0bff" officeooo:paragraph-rsid="000d0bff"/>
    </style:style>
    <style:style style:name="P7" style:family="paragraph" style:parent-style-name="Text_20_body">
      <style:text-properties officeooo:rsid="000ddc91" officeooo:paragraph-rsid="000ddc91"/>
    </style:style>
    <style:style style:name="P8" style:family="paragraph" style:parent-style-name="Text_20_body">
      <style:text-properties officeooo:rsid="000f384a" officeooo:paragraph-rsid="000f384a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Text_20_body" style:list-style-name="L1">
      <style:text-properties officeooo:rsid="00067558" officeooo:paragraph-rsid="00067558"/>
    </style:style>
    <style:style style:name="P11" style:family="paragraph" style:parent-style-name="Text_20_body" style:list-style-name="L1">
      <style:text-properties officeooo:rsid="00075937" officeooo:paragraph-rsid="00075937"/>
    </style:style>
    <style:style style:name="P12" style:family="paragraph" style:parent-style-name="Text_20_body" style:list-style-name="L1">
      <style:text-properties officeooo:rsid="0008373a" officeooo:paragraph-rsid="0008373a"/>
    </style:style>
    <style:style style:name="P13" style:family="paragraph" style:parent-style-name="Text_20_body" style:list-style-name="L2">
      <style:text-properties officeooo:rsid="0009f7bf" officeooo:paragraph-rsid="0009f7bf"/>
    </style:style>
    <style:style style:name="P14" style:family="paragraph" style:parent-style-name="Text_20_body" style:list-style-name="L2">
      <style:text-properties officeooo:rsid="000a35a3" officeooo:paragraph-rsid="000a35a3"/>
    </style:style>
    <style:style style:name="P15" style:family="paragraph" style:parent-style-name="Text_20_body">
      <style:text-properties officeooo:rsid="000fd1fd" officeooo:paragraph-rsid="000fd1fd"/>
    </style:style>
    <style:style style:name="P16" style:family="paragraph" style:parent-style-name="Text_20_body">
      <style:text-properties officeooo:rsid="0012af77" officeooo:paragraph-rsid="0012af77"/>
    </style:style>
    <style:style style:name="T1" style:family="text">
      <style:text-properties officeooo:rsid="0005141f"/>
    </style:style>
    <style:style style:name="T2" style:family="text">
      <style:text-properties officeooo:rsid="000a35a3"/>
    </style:style>
    <style:style style:name="T3" style:family="text">
      <style:text-properties officeooo:rsid="000fd1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Módulo 3: <text:span text:style-name="T1">HTML e CSS</text:span></text:p>
      <text:p text:style-name="P1">27/10</text:p>
      <text:p text:style-name="P2">Curso de desenvolvimento de software web</text:p>
      <text:h text:style-name="Heading_20_1" text:outline-level="1">HTML</text:h>
      <text:p text:style-name="P3">Intimamente ligado ao desenvolvimento de páginas web.</text:p>
      <text:p text:style-name="P3">Hyper text market text → Linguagem de marcação de texto.</text:p>
      <text:p text:style-name="P3">Como se fosse a estrutura do corpo.</text:p>
      <text:p text:style-name="P3">É uma estrutura maior que o texto que consegue armazenar diversos conteúdos.</text:p>
      <text:p text:style-name="P3">O HTML é um código que é interpretado pelo navegador.</text:p>
      <text:h text:style-name="Heading_20_2" text:outline-level="2">Estrutura básica</text:h>
      <text:list xml:id="list2089258531" text:style-name="L1">
        <text:list-item>
          <text:p text:style-name="P10">Estrutura: nome + atributo + conteúdo + fechamento;</text:p>
        </text:list-item>
        <text:list-item>
          <text:p text:style-name="P10">Podem conter ou não um fechamento;</text:p>
        </text:list-item>
        <text:list-item>
          <text:p text:style-name="P11">DOCTYPE html→ declara o tipo de documento que estou usando;</text:p>
        </text:list-item>
        <text:list-item>
          <text:p text:style-name="P11">Dentro de &lt;html&gt; fica toda a raiz da página;</text:p>
        </text:list-item>
        <text:list-item>
          <text:p text:style-name="P11">&lt;html lang=”pt-br”&gt;</text:p>
        </text:list-item>
        <text:list-item>
          <text:p text:style-name="P11">Depois: head e body;</text:p>
        </text:list-item>
        <text:list-item>
          <text:p text:style-name="P11">No head há configurações da páginas que não ficam visíveis na página;</text:p>
        </text:list-item>
        <text:list-item>
          <text:p text:style-name="P11">No body fica todas as tags visíveis na página;</text:p>
        </text:list-item>
        <text:list-item>
          <text:p text:style-name="P11">Título: h1, h2, h3… → Criam sessões</text:p>
        </text:list-item>
        <text:list-item>
          <text:p text:style-name="P11">Parágrafo: p → fica os conteúdos;</text:p>
        </text:list-item>
        <text:list-item>
          <text:p text:style-name="P11">Exitem infinidades de tags;</text:p>
        </text:list-item>
        <text:list-item>
          <text:p text:style-name="P11">Quebrar linha: br; → Pode ser repetida várias vezes, ela não precisa de uma barra para fechar;</text:p>
        </text:list-item>
        <text:list-item>
          <text:p text:style-name="P11">Peso maior para a informação: strong → negrito, precisa de fechar;</text:p>
        </text:list-item>
        <text:list-item>
          <text:p text:style-name="P11">Itálico: em; → significado semântico maior que o itálico simples;</text:p>
        </text:list-item>
        <text:list-item>
          <text:p text:style-name="P11">Lista: para os itens da lista: li; → Fica um pontinho na frente</text:p>
        </text:list-item>
        <text:list-item>
          <text:p text:style-name="P11">Para estrutura da lista: ul; → Se eu por ol, ele numera a lista;</text:p>
        </text:list-item>
        <text:list-item>
          <text:p text:style-name="P12">Tag de imagem: img → preciso informar qual imagem através de um atributo: src → Nele coloco um caminho → &lt;img src=”http://”&gt; → Também posso colocar uma imagem no meu computador dando o caminho; tag sem fechamento.</text:p>
        </text:list-item>
        <text:list-item>
          <text:p text:style-name="P12"><text:soft-page-break/>Decrição da imagem: alt → &lt;img src=”” alt=”descrição” width=”300px”&gt;</text:p>
        </text:list-item>
        <text:list-item>
          <text:p text:style-name="P12">Largura para uma tag: width → em pixel. → width=”300px”;</text:p>
        </text:list-item>
      </text:list>
      <text:h text:style-name="Heading_20_2" text:outline-level="2">Links</text:h>
      <text:p text:style-name="P4">Podem ser internos e externos.</text:p>
      <text:list xml:id="list1511320667" text:style-name="L2">
        <text:list-item>
          <text:p text:style-name="P13">Tag para link: a → constroi hiperlink para navegar em links internos e externos, abre e fecha;</text:p>
        </text:list-item>
        <text:list-item>
          <text:p text:style-name="P13">Estrutura: &lt;a href=”link externo” target=”_<text:span text:style-name="T2">blank”&gt;Nome&lt;/a&gt; → Blank abre nova aba; Sem o target abro na minha própria página. </text:span></text:p>
        </text:list-item>
        <text:list-item>
          <text:p text:style-name="P14">Link interno: ancora para dentro da minha própria página;</text:p>
        </text:list-item>
        <text:list-item>
          <text:p text:style-name="P14">Link para uma posição da minha tela: &lt;a href=”#nome”&gt;&lt;/a&gt; → Onde está a referência eu ponho dentro tá tag: id =”nome” → &lt;p id=”nome”&gt;</text:p>
        </text:list-item>
      </text:list>
      <text:p text:style-name="P5"/>
      <text:h text:style-name="P9" text:outline-level="1">Aula ao vivo</text:h>
      <text:p text:style-name="P6">O HTML é a estrutura do site, toda informação que o site contém. O CSS muda a aparência e o JS modifica HTML e o CSS conforme a interação.</text:p>
      <text:p text:style-name="P6">Nada é CSS, tudo é HTML. O CSS modifica a aparência do que é físico.</text:p>
      <text:p text:style-name="P6">Toda tag trás de fábrica escondido CSS e JS que nem podemos ver.</text:p>
      <text:p text:style-name="P7">Todo espaço é ouro em programação.</text:p>
      <text:p text:style-name="P7">Identação do código, as tags filhas sempre ficam mais para dentro.</text:p>
      <text:p text:style-name="P8">Img é um elemento inline, por isso fica na mesma linha. <text:span text:style-name="T3">Algumas tags de fábrica contém o br para quebrar linhas, outras não.</text:span></text:p>
      <text:p text:style-name="P15">O br foi feito interagir com texto, se ele é usado fora deles é uma gambiara.</text:p>
      <text:h text:style-name="P9" text:outline-level="1">Dia 3.2: CSS</text:h>
      <text:p text:style-name="P16">28/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12:51:32.753884486</meta:creation-date>
    <dc:date>2021-10-28T15:34:59.322425737</dc:date>
    <meta:editing-duration>PT17M2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45" meta:word-count="476" meta:character-count="2551" meta:non-whitespace-character-count="2142"/>
  </office:meta>
</office:document-meta>
</file>